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automatic-styles>
    <style:style style:name="co1" style:family="table-column">
      <style:table-column-properties fo:break-before="auto" style:column-width="0.189in"/>
    </style:style>
    <style:style style:name="co2" style:family="table-column">
      <style:table-column-properties fo:break-before="auto" style:column-width="3.5201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7638in" fo:break-before="auto" style:use-optimal-row-height="false"/>
    </style:style>
    <style:style style:name="ro8" style:family="table-row">
      <style:table-row-properties style:row-height="0.8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dotted #d3d3d3"/>
      <style:paragraph-properties fo:text-align="center"/>
      <style:text-properties fo:color="#000000" style:text-outline="false" style:text-line-through-style="none" style:text-line-through-type="none" style:font-name="Times New Roman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dotted #d3d3d3"/>
      <style:paragraph-properties fo:text-align="center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" style:family="table-cell" style:parent-style-name="Default">
      <style:text-properties style:font-name="Arial" fo:font-size="10pt" style:font-name-asian="Arial" style:font-name-complex="Arial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ce10" style:family="table-cell" style:parent-style-name="Default">
      <style:text-properties style:font-name="Arial" fo:font-size="11pt" style:font-name-complex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fo:font-size="10pt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1pt" style:font-name-complex="Ari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4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<text:a xlink:href="python://o.name" xlink:type="simple">o.name </text:a>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/>
          <table:table-cell table:style-name="ce9"/>
          <table:table-cell/>
        </table:table-row>
        <table:table-row table:style-name="ro4">
          <table:table-cell/>
          <table:table-cell table:style-name="ce3"/>
          <table:table-cell table:number-columns-repeated="3"/>
        </table:table-row>
        <table:table-row table:style-name="ro4">
          <table:table-cell/>
          <table:table-cell table:style-name="ce4"/>
          <table:table-cell table:number-columns-repeated="3"/>
        </table:table-row>
        <table:table-row table:style-name="ro5">
          <table:table-cell/>
          <table:table-cell table:style-name="ce5"/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a xlink:href="python://for%20each=%22line%20in%20o.order_line%22" xlink:type="simple">python://for each="line in o.order_line"</text:a></text:p>
          </table:table-cell>
          <table:table-cell table:number-columns-repeated="2"/>
          <table:table-cell table:style-name="ce10"/>
        </table:table-row>
        <table:table-row table:style-name="ro7">
          <table:table-cell/>
          <table:table-cell table:style-name="ce6" office:value-type="string" calcext:value-type="string">
            <text:p><text:a xlink:href="python://line.name" xlink:type="simple">python://line.name</text:a></text:p>
            <text:p><text:span text:style-name="T1">Abc</text:span></text:p>
            <text:p><text:span text:style-name="T2"><text:a xlink:href="python://line.name" xlink:type="simple">python://line.name</text:a></text:span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8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</table:table-row>
        <table:table-row table:style-name="ro8">
          <table:table-cell/>
          <table:table-cell office:value-type="string" calcext:value-type="string">
            <text:p><text:span text:style-name="T3"><text:a xlink:href="python://if%20test=%22not%20o.partner_id%22" xlink:type="simple">python://if test="o.partner_id"</text:a></text:span></text:p>
            <text:p><text:span text:style-name="T4">Lkdjfldkf</text:span></text:p>
            <text:p><text:span text:style-name="T5"><text:a xlink:href="python:///if" xlink:type="simple">python:///if</text:a></text:span></text:p>
          </table:table-cell>
          <table:table-cell office:value-type="string" calcext:value-type="string">
            <text:p><text:span text:style-name="T3"><text:a xlink:href="python://if%20test=%22o.partner_id%22" xlink:type="simple">python://if test="o.partner_id"</text:a></text:span></text:p>
            <text:p><text:span text:style-name="T4">Lkdjfldkf</text:span></text:p>
            <text:p><text:span text:style-name="T5"><text:a xlink:href="python:///if" xlink:type="simple">python:///if</text:a></text:span>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9:27:24.8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22:16:53.522000000</dc:date>
    <meta:editing-duration>PT2H39M6S</meta:editing-duration>
    <meta:editing-cycles>41</meta:editing-cycles>
    <meta:generator>LibreOffice/7.2.3.2$Windows_X86_64 LibreOffice_project/d166454616c1632304285822f9c83ce2e660fd92</meta:generator>
    <meta:document-statistic meta:table-count="1" meta:cell-count="6" meta:object-count="0"/>
  </office:meta>
</office:document-meta>
</file>